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971e7"/>
    </style:style>
    <style:style style:name="P3" style:family="paragraph" style:parent-style-name="Text_20_body">
      <style:text-properties officeooo:rsid="001971e7" officeooo:paragraph-rsid="001971e7"/>
    </style:style>
    <style:style style:name="P4" style:family="paragraph" style:parent-style-name="Text_20_body">
      <style:text-properties fo:font-weight="bold" officeooo:rsid="001971e7" officeooo:paragraph-rsid="001971e7" style:font-weight-asian="bold" style:font-weight-complex="bold"/>
    </style:style>
    <style:style style:name="P5" style:family="paragraph" style:parent-style-name="Text_20_body">
      <style:text-properties officeooo:rsid="001d6141" officeooo:paragraph-rsid="001d6141"/>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m Project Milestone 1</text:p>
      <text:p text:style-name="P1">CSC 667</text:p>
      <text:p text:style-name="Standard"/>
      <text:p text:style-name="Standard"><text:span text:style-name="T1">Team-B Members:</text:span> Alex Bautista, Alfred Quezada, Luis Almeida</text:p>
      <text:p text:style-name="Standard"><text:span text:style-name="T1">Github Repository:</text:span> <text:a xlink:type="simple" xlink:href="https://github.com/sfsu-csc-667-spring-2018/term-project-team-b" text:style-name="Internet_20_link" text:visited-style-name="Visited_20_Internet_20_Link">https://github.com/sfsu-csc-667-spring-2018/term-project-team-b</text:a></text:p>
      <text:p text:style-name="Standard"/>
      <text:h text:style-name="Heading_20_1" text:outline-level="1">Project Specifications</text:h>
      <text:p text:style-name="P1"/>
      <text:h text:style-name="Heading_20_2" text:outline-level="2">Introduction</text:h>
      <text:p text:style-name="Text_20_body"><text:tab/>Uno is a card game for two to seven players, played anywhere on a flat surface, most commonly on a table. For each round in play, a dealer must be designated. For every round, players start out with 7 cards each that only each player can see, one discard pile and 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 round, and the winning player adds up their points by counting the leftover cards of the other players. <text:s/>A new round begins with last round's winner as dealer. First player to 500 points wins.</text:p>
      <text:p text:style-name="P2"/>
      <text:h text:style-name="Heading_20_2" text:outline-level="2">Features</text:h>
      <text:p text:style-name="Horizontal_20_Line"/>
      <text:h text:style-name="Heading_20_3" text:outline-level="3">Authentication and Permissions</text:h>
      <text:p text:style-name="Horizontal_20_Line"/>
      <text:h text:style-name="Heading_20_3" text:outline-level="3">Real Time Chat</text:h>
      <text:p text:style-name="P5">Real time chat will be provided in two locations, one in the main lobby, after the user has successfully logged in, and the other one will be in the individual game rooms. Chat rooms show the user handle, time stamp, and message content for every message sent. Users can only chat with other users in the same game room at the same time, or in the main lobby at the same time.</text:p>
      <text:p text:style-name="Horizontal_20_Line"/>
      <text:h text:style-name="Heading_20_3" text:outline-level="3">Lobby</text:h>
      <text:p text:style-name="Text_20_body"/>
      <text:p text:style-name="Horizontal_20_Line"/>
      <text:h text:style-name="Heading_20_3" text:outline-level="3">Game Page</text:h>
      <text:p text:style-name="Horizontal_20_Line"/>
      <text:h text:style-name="Heading_20_2" text:outline-level="2"><text:soft-page-break/>Technologies</text:h>
      <text:p text:style-name="Text_20_body">Heroku, Node.js, Express.js, Postgres</text:p>
      <text:h text:style-name="Heading_20_2" text:outline-level="2">WireFrames</text:h>
      <text:h text:style-name="Heading_20_3" text:outline-level="3">Login</text:h>
      <text:h text:style-name="Heading_20_3" text:outline-level="3">Lobby</text:h>
      <text:h text:style-name="Heading_20_3" text:outline-level="3">Gameroom</text:h>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3:47:55.31</meta:creation-date>
    <dc:date>2018-03-04T17:27:52.946253846</dc:date>
    <meta:editing-duration>PT21M56S</meta:editing-duration>
    <meta:editing-cycles>3</meta:editing-cycles>
    <meta:generator>LibreOffice/5.1.6.2$Linux_X86_64 LibreOffice_project/10m0$Build-2</meta:generator>
    <meta:document-statistic meta:table-count="0" meta:image-count="0" meta:object-count="0" meta:page-count="2" meta:paragraph-count="19" meta:word-count="290" meta:character-count="1694" meta:non-whitespace-character-count="1420"/>
  </office:meta>
</office:document-meta>
</file>